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7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Example : d:\\musique\\shakira.wav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6-08T16:30:34.43</dc:date>
    <dc:creator>patrice roland</dc:creator>
    <meta:editing-duration>PT20M11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31" meta:character-count="1227"/>
  </office:meta>
</office:document-meta>
</file>